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ce2" officeooo:paragraph-rsid="0000bce2"/>
    </style:style>
    <style:style style:name="P2" style:family="paragraph" style:parent-style-name="Standard" style:list-style-name="L5">
      <style:text-properties officeooo:rsid="0000bce2" officeooo:paragraph-rsid="0000bce2"/>
    </style:style>
    <style:style style:name="P3" style:family="paragraph" style:parent-style-name="Standard" style:list-style-name="L7">
      <style:text-properties officeooo:rsid="0000bce2" officeooo:paragraph-rsid="0000bce2"/>
    </style:style>
    <style:style style:name="P4" style:family="paragraph" style:parent-style-name="Standard">
      <style:text-properties officeooo:rsid="00018197" officeooo:paragraph-rsid="0000bce2"/>
    </style:style>
    <style:style style:name="P5" style:family="paragraph" style:parent-style-name="Standard">
      <style:text-properties officeooo:rsid="00047e48" officeooo:paragraph-rsid="0000bce2"/>
    </style:style>
    <style:style style:name="P6" style:family="paragraph" style:parent-style-name="Standard" style:list-style-name="L2">
      <style:text-properties officeooo:rsid="0008231e" officeooo:paragraph-rsid="0000bce2"/>
    </style:style>
    <style:style style:name="P7" style:family="paragraph" style:parent-style-name="Standard" style:list-style-name="L4">
      <style:text-properties officeooo:rsid="0008231e" officeooo:paragraph-rsid="0000bce2"/>
    </style:style>
    <style:style style:name="P8" style:family="paragraph" style:parent-style-name="Standard" style:list-style-name="L2">
      <style:text-properties officeooo:rsid="000987a5" officeooo:paragraph-rsid="0000bce2"/>
    </style:style>
    <style:style style:name="P9" style:family="paragraph" style:parent-style-name="Standard" style:list-style-name="L4">
      <style:text-properties officeooo:rsid="0007d254" officeooo:paragraph-rsid="0000bce2"/>
    </style:style>
    <style:style style:name="P10" style:family="paragraph" style:parent-style-name="Standard">
      <style:text-properties officeooo:rsid="000ab780" officeooo:paragraph-rsid="0000bce2"/>
    </style:style>
    <style:style style:name="P11" style:family="paragraph" style:parent-style-name="Standard">
      <style:text-properties officeooo:rsid="00015198" officeooo:paragraph-rsid="0000bce2"/>
    </style:style>
    <style:style style:name="P12" style:family="paragraph" style:parent-style-name="Standard">
      <style:text-properties officeooo:rsid="00015198" officeooo:paragraph-rsid="00015198"/>
    </style:style>
    <style:style style:name="T1" style:family="text">
      <style:text-properties officeooo:rsid="0000bce2"/>
    </style:style>
    <style:style style:name="T2" style:family="text">
      <style:text-properties officeooo:rsid="000987a5"/>
    </style:style>
    <style:style style:name="T3" style:family="text">
      <style:text-properties style:font-name="Liberation Serif1"/>
    </style:style>
    <style:style style:name="T4" style:family="text">
      <style:text-properties officeooo:rsid="0001519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A p. 110 </text:p>
      <text:p text:style-name="P4"/>
      <text:p text:style-name="P5">Lazos con nociónes + documentos que podemos relacionar con él</text:p>
      <text:p text:style-name="P5">MH</text:p>
      <text:list xml:id="list631717987555406865" text:style-name="L2">
        <text:list-item>
          <text:p text:style-name="P6">El míto comunistada, el míto de poder vivir todos iguales </text:p>
        </text:list-item>
        <text:list-item>
          <text:p text:style-name="P6">En esta canción, Victor Jara se presenta como un lider </text:p>
          <text:list>
            <text:list-item>
              <text:p text:style-name="P6">Puede ser un héroe</text:p>
            </text:list-item>
          </text:list>
        </text:list-item>
        <text:list-item>
          <text:p text:style-name="P6">« <text:span text:style-name="T2">Si molesto con mi canto » → Victor Jara asume su posición de oponiente</text:span></text:p>
          <text:list>
            <text:list-item>
              <text:p text:style-name="P8">prueba de espaliente </text:p>
              <text:p text:style-name="P8">→ héroe </text:p>
            </text:list-item>
          </text:list>
        </text:list-item>
      </text:list>
      <text:p text:style-name="P5">FP </text:p>
      <text:list xml:id="list494419967544990371" text:style-name="L4">
        <text:list-item>
          <text:p text:style-name="P9">La canción es un medio para difundir su opinión politica </text:p>
        </text:list-item>
        <text:list-item>
          <text:p text:style-name="P9">Denuncia la propiedad abusiva de las tierras por los ricos </text:p>
        </text:list-item>
        <text:list-item>
          <text:p text:style-name="P7">Exigió que devolvieran de la tierras a los pueblos </text:p>
        </text:list-item>
        <text:list-item>
          <text:p text:style-name="P7">« Los gringos » → los americanos → denuncia la politica americana en Chile </text:p>
        </text:list-item>
      </text:list>
      <text:p text:style-name="P4"/>
      <text:p text:style-name="P10"/>
      <text:p text:style-name="P10">Documento<text:span text:style-name="T1">s</text:span> <text:span text:style-name="T1">relacionadas </text:span></text:p>
      <text:list xml:id="list1128759263755045792" text:style-name="L5">
        <text:list-item>
          <text:p text:style-name="P2">P. 105, Foto de Victor Jara </text:p>
        </text:list-item>
        <text:list-item>
          <text:p text:style-name="P2">Doc C p. 111 </text:p>
          <text:list>
            <text:list-item>
              <text:p text:style-name="P2">Las consecuencias </text:p>
            </text:list-item>
          </text:list>
        </text:list-item>
      </text:list>
      <text:p text:style-name="P1"/>
      <text:p text:style-name="P1"/>
      <text:p text:style-name="P1"/>
      <text:p text:style-name="P1">Doc A p. 112 – <text:span text:style-name="T3">¿</text:span>Quién soy yo?</text:p>
      <text:list xml:id="list483122973396588178" text:style-name="L7">
        <text:list-item>
          <text:p text:style-name="P3">Nature : Un discours </text:p>
        </text:list-item>
        <text:list-item>
          <text:p text:style-name="P3">Locuteurs : </text:p>
          <text:list>
            <text:list-item>
              <text:p text:style-name="P3">1 femme </text:p>
            </text:list-item>
          </text:list>
        </text:list-item>
        <text:list-item>
          <text:p text:style-name="P3">Sujet : </text:p>
          <text:list>
            <text:list-item>
              <text:p text:style-name="P3"/>
            </text:list-item>
          </text:list>
        </text:list-item>
      </text:list>
      <text:p text:style-name="P1"/>
      <text:p text:style-name="P1">Tela </text:p>
      <text:p text:style-name="P1">Abuela de las ademas</text:p>
      <text:p text:style-name="P12">« Porqué ? »</text:p>
      <text:p text:style-name="P1"/>
      <text:p text:style-name="P1"><text:span text:style-name="T4">q</text:span>uitaro </text:p>
      <text:p text:style-name="P1"/>
      <text:p text:style-name="P1">nuestra pais – cosas horibles <text:span text:style-name="T4">que pasaron </text:span></text:p>
      <text:p text:style-name="P1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5:35:19.478000000</meta:creation-date>
    <dc:date>2019-03-28T15:50:40.551000000</dc:date>
    <meta:editing-duration>PT4M30S</meta:editing-duration>
    <meta:editing-cycles>1</meta:editing-cycles>
    <meta:document-statistic meta:table-count="0" meta:image-count="0" meta:object-count="0" meta:page-count="1" meta:paragraph-count="29" meta:word-count="168" meta:character-count="819" meta:non-whitespace-character-count="674"/>
    <meta:generator>LibreOffice/5.1.6.2$Windows_x86 LibreOffice_project/07ac168c60a517dba0f0d7bc7540f5afa45f0909</meta:generator>
  </office:meta>
</office:document-meta>
</file>